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04c" officeooo:paragraph-rsid="0013d04c"/>
    </style:style>
    <style:style style:name="P2" style:family="paragraph" style:parent-style-name="Standard">
      <style:text-properties fo:color="#ec9ba4" style:font-name="Droid Sans Mono" fo:font-size="10.5pt" fo:font-weight="normal" officeooo:rsid="0013d04c" officeooo:paragraph-rsid="0013d04c" fo:background-color="transparent"/>
    </style:style>
    <style:style style:name="P3" style:family="paragraph" style:parent-style-name="Standard">
      <style:paragraph-properties style:line-height-at-least="0.503cm"/>
      <style:text-properties fo:color="#ec9ba4" style:font-name="Droid Sans Mono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fo:color="#ec9ba4" fo:background-color="transparent"/>
    </style:style>
    <style:style style:name="P5" style:family="paragraph" style:parent-style-name="Standard">
      <style:text-properties fo:color="#ec9ba4" officeooo:rsid="0013d04c" officeooo:paragraph-rsid="0013d04c" fo:background-color="transparent"/>
    </style:style>
    <style:style style:name="P6" style:family="paragraph" style:parent-style-name="Standard">
      <style:text-properties style:use-window-font-color="true" officeooo:rsid="0013d04c" officeooo:paragraph-rsid="0013d04c" fo:background-color="transparent"/>
    </style:style>
    <style:style style:name="P7" style:family="paragraph" style:parent-style-name="Standard">
      <style:text-properties style:use-window-font-color="true" officeooo:rsid="0013d04c" officeooo:paragraph-rsid="00158884" fo:background-color="transparent"/>
    </style:style>
    <style:style style:name="P8" style:family="paragraph" style:parent-style-name="Standard">
      <style:text-properties style:use-window-font-color="true" officeooo:rsid="0013d04c" officeooo:paragraph-rsid="0021432d" fo:background-color="transparent"/>
    </style:style>
    <style:style style:name="P9" style:family="paragraph" style:parent-style-name="Standard">
      <style:text-properties style:use-window-font-color="true" officeooo:rsid="0013d04c" officeooo:paragraph-rsid="0023b7eb" fo:background-color="transparent"/>
    </style:style>
    <style:style style:name="P10" style:family="paragraph" style:parent-style-name="Standard">
      <style:text-properties style:use-window-font-color="true" officeooo:rsid="0013d04c" officeooo:paragraph-rsid="0028cd30" fo:background-color="transparent"/>
    </style:style>
    <style:style style:name="P11" style:family="paragraph" style:parent-style-name="Standard">
      <style:text-properties style:use-window-font-color="true" officeooo:rsid="0013d04c" officeooo:paragraph-rsid="00339d87" fo:background-color="transparent"/>
    </style:style>
    <style:style style:name="P12" style:family="paragraph" style:parent-style-name="Standard">
      <style:text-properties style:use-window-font-color="true" officeooo:rsid="0013d04c" officeooo:paragraph-rsid="003868bc" fo:background-color="transparent"/>
    </style:style>
    <style:style style:name="P13" style:family="paragraph" style:parent-style-name="Standard">
      <style:text-properties style:use-window-font-color="true" officeooo:rsid="0013d04c" officeooo:paragraph-rsid="003dcc50" fo:background-color="transparent"/>
    </style:style>
    <style:style style:name="P14" style:family="paragraph" style:parent-style-name="Standard">
      <style:text-properties style:use-window-font-color="true" officeooo:rsid="0013d04c" officeooo:paragraph-rsid="003e100f" fo:background-color="transparent"/>
    </style:style>
    <style:style style:name="P15" style:family="paragraph" style:parent-style-name="Standard">
      <style:text-properties style:use-window-font-color="true" officeooo:rsid="0013d04c" officeooo:paragraph-rsid="003e9025" fo:background-color="transparent"/>
    </style:style>
    <style:style style:name="P16" style:family="paragraph" style:parent-style-name="Standard">
      <style:text-properties style:use-window-font-color="true" officeooo:rsid="0013d04c" officeooo:paragraph-rsid="00417f02" fo:background-color="transparent"/>
    </style:style>
    <style:style style:name="P17" style:family="paragraph" style:parent-style-name="Standard">
      <style:text-properties style:use-window-font-color="true" officeooo:rsid="0013d04c" officeooo:paragraph-rsid="0043a09e" fo:background-color="transparent"/>
    </style:style>
    <style:style style:name="P18" style:family="paragraph" style:parent-style-name="Standard">
      <style:text-properties style:use-window-font-color="true" officeooo:rsid="0013d04c" officeooo:paragraph-rsid="0049b7c0" fo:background-color="transparent"/>
    </style:style>
    <style:style style:name="P19" style:family="paragraph" style:parent-style-name="Standard">
      <style:text-properties style:use-window-font-color="true" officeooo:rsid="0013d04c" officeooo:paragraph-rsid="0058c133" fo:background-color="transparent"/>
    </style:style>
    <style:style style:name="P20" style:family="paragraph" style:parent-style-name="Standard">
      <style:text-properties style:use-window-font-color="true" officeooo:rsid="0013d04c" officeooo:paragraph-rsid="005b7d8b" fo:background-color="transparent"/>
    </style:style>
    <style:style style:name="P21" style:family="paragraph" style:parent-style-name="Standard">
      <style:text-properties style:use-window-font-color="true" officeooo:rsid="0013d04c" officeooo:paragraph-rsid="005d6fc3" fo:background-color="transparent"/>
    </style:style>
    <style:style style:name="P22" style:family="paragraph" style:parent-style-name="Standard">
      <style:text-properties style:use-window-font-color="true" officeooo:rsid="0013d04c" officeooo:paragraph-rsid="005dc029" fo:background-color="transparent"/>
    </style:style>
    <style:style style:name="P23" style:family="paragraph" style:parent-style-name="Standard">
      <style:text-properties style:use-window-font-color="true" officeooo:rsid="0013d04c" officeooo:paragraph-rsid="0060e257" fo:background-color="transparent"/>
    </style:style>
    <style:style style:name="P24" style:family="paragraph" style:parent-style-name="Standard">
      <style:text-properties style:use-window-font-color="true" officeooo:rsid="0013d04c" officeooo:paragraph-rsid="0062b041" fo:background-color="transparent"/>
    </style:style>
    <style:style style:name="P25" style:family="paragraph" style:parent-style-name="Standard">
      <style:text-properties style:use-window-font-color="true" officeooo:rsid="0013d04c" officeooo:paragraph-rsid="00655bbc" fo:background-color="transparent"/>
    </style:style>
    <style:style style:name="P26" style:family="paragraph" style:parent-style-name="Standard">
      <style:text-properties style:use-window-font-color="true" officeooo:rsid="0013d04c" officeooo:paragraph-rsid="006ab160" fo:background-color="transparent"/>
    </style:style>
    <style:style style:name="P27" style:family="paragraph" style:parent-style-name="Standard">
      <style:text-properties style:use-window-font-color="true" officeooo:rsid="0013d04c" officeooo:paragraph-rsid="006dc971" fo:background-color="transparent"/>
    </style:style>
    <style:style style:name="P28" style:family="paragraph" style:parent-style-name="Standard">
      <style:text-properties style:use-window-font-color="true" officeooo:rsid="0013d04c" officeooo:paragraph-rsid="006ef640" fo:background-color="transparent"/>
    </style:style>
    <style:style style:name="P29" style:family="paragraph" style:parent-style-name="Standard">
      <style:text-properties style:use-window-font-color="true" officeooo:rsid="0013d04c" officeooo:paragraph-rsid="0073b45f" fo:background-color="transparent"/>
    </style:style>
    <style:style style:name="P30" style:family="paragraph" style:parent-style-name="Standard">
      <style:text-properties style:use-window-font-color="true" officeooo:rsid="0013d04c" officeooo:paragraph-rsid="007983ca" fo:background-color="transparent"/>
    </style:style>
    <style:style style:name="P31" style:family="paragraph" style:parent-style-name="Standard">
      <style:text-properties style:use-window-font-color="true" officeooo:rsid="0013d04c" officeooo:paragraph-rsid="007b6875" fo:background-color="transparent"/>
    </style:style>
    <style:style style:name="P32" style:family="paragraph" style:parent-style-name="Standard">
      <style:text-properties style:use-window-font-color="true" officeooo:rsid="0013d04c" officeooo:paragraph-rsid="0081bf2b" fo:background-color="transparent"/>
    </style:style>
    <style:style style:name="P3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3dcc50" fo:background-color="transparent"/>
    </style:style>
    <style:style style:name="P3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3e9025" fo:background-color="transparent"/>
    </style:style>
    <style:style style:name="P35" style:family="paragraph" style:parent-style-name="Standard">
      <style:paragraph-properties style:line-height-at-least="0.503cm"/>
      <style:text-properties officeooo:paragraph-rsid="003dcc50"/>
    </style:style>
    <style:style style:name="P36" style:family="paragraph" style:parent-style-name="Standard">
      <style:paragraph-properties style:line-height-at-least="0.503cm"/>
      <style:text-properties officeooo:paragraph-rsid="003e9025"/>
    </style:style>
    <style:style style:name="P37" style:family="paragraph" style:parent-style-name="Standard">
      <style:text-properties officeooo:paragraph-rsid="001e4f41"/>
    </style:style>
    <style:style style:name="P38" style:family="paragraph" style:parent-style-name="Standard">
      <style:text-properties officeooo:rsid="001a5d82" officeooo:paragraph-rsid="0021432d"/>
    </style:style>
    <style:style style:name="P39" style:family="paragraph" style:parent-style-name="Standard">
      <style:text-properties officeooo:rsid="001a5d82" officeooo:paragraph-rsid="0021cb2f"/>
    </style:style>
    <style:style style:name="P40" style:family="paragraph" style:parent-style-name="Standard">
      <style:text-properties officeooo:rsid="001a5d82" officeooo:paragraph-rsid="002e6ba3"/>
    </style:style>
    <style:style style:name="P41" style:family="paragraph" style:parent-style-name="Standard">
      <style:text-properties officeooo:rsid="001a5d82" officeooo:paragraph-rsid="002e94c9"/>
    </style:style>
    <style:style style:name="P42" style:family="paragraph" style:parent-style-name="Standard">
      <style:text-properties officeooo:rsid="001a5d82" officeooo:paragraph-rsid="004f6cc6"/>
    </style:style>
    <style:style style:name="P43" style:family="paragraph" style:parent-style-name="Standard">
      <style:text-properties officeooo:paragraph-rsid="00339d87"/>
    </style:style>
    <style:style style:name="P44" style:family="paragraph" style:parent-style-name="Standard">
      <style:text-properties officeooo:paragraph-rsid="003868bc"/>
    </style:style>
    <style:style style:name="P45" style:family="paragraph" style:parent-style-name="Standard">
      <style:text-properties officeooo:paragraph-rsid="003dcc50"/>
    </style:style>
    <style:style style:name="P46" style:family="paragraph" style:parent-style-name="Standard">
      <style:text-properties officeooo:paragraph-rsid="0039258f"/>
    </style:style>
    <style:style style:name="P47" style:family="paragraph" style:parent-style-name="Standard">
      <style:text-properties officeooo:paragraph-rsid="003e100f"/>
    </style:style>
    <style:style style:name="P48" style:family="paragraph" style:parent-style-name="Standard">
      <style:text-properties officeooo:paragraph-rsid="004dbcf3"/>
    </style:style>
    <style:style style:name="P49" style:family="paragraph" style:parent-style-name="Standard">
      <style:text-properties officeooo:paragraph-rsid="0058c133"/>
    </style:style>
    <style:style style:name="P50" style:family="paragraph" style:parent-style-name="Standard">
      <style:text-properties officeooo:paragraph-rsid="005b7d8b"/>
    </style:style>
    <style:style style:name="P51" style:family="paragraph" style:parent-style-name="Standard">
      <style:text-properties officeooo:paragraph-rsid="00520f55"/>
    </style:style>
    <style:style style:name="P52" style:family="paragraph" style:parent-style-name="Standard">
      <style:text-properties officeooo:paragraph-rsid="0078597b"/>
    </style:style>
    <style:style style:name="P53" style:family="paragraph" style:parent-style-name="Standard">
      <style:text-properties officeooo:paragraph-rsid="0034dae6"/>
    </style:style>
    <style:style style:name="P54" style:family="paragraph" style:parent-style-name="Standard">
      <style:text-properties officeooo:paragraph-rsid="00858a40"/>
    </style:style>
    <style:style style:name="P55" style:family="paragraph" style:parent-style-name="Preformatted_20_Text">
      <style:text-properties officeooo:rsid="001a5d82" officeooo:paragraph-rsid="0021cb2f"/>
    </style:style>
    <style:style style:name="P56" style:family="paragraph" style:parent-style-name="Preformatted_20_Text">
      <style:text-properties style:use-window-font-color="true" officeooo:rsid="0013d04c" officeooo:paragraph-rsid="00655bbc" fo:background-color="transparent"/>
    </style:style>
    <style:style style:name="P57" style:family="paragraph" style:parent-style-name="Preformatted_20_Text">
      <style:paragraph-properties fo:margin-top="0cm" fo:margin-bottom="0.499cm" loext:contextual-spacing="false"/>
    </style:style>
    <style:style style:name="P58" style:family="paragraph" style:parent-style-name="Text_20_body">
      <style:text-properties officeooo:paragraph-rsid="007fb874"/>
    </style:style>
    <style:style style:name="P59" style:family="paragraph" style:parent-style-name="Standard">
      <style:text-properties style:use-window-font-color="true" officeooo:rsid="0013d04c" officeooo:paragraph-rsid="0081bf2b" fo:background-color="transparent"/>
    </style:style>
    <style:style style:name="P60" style:family="paragraph" style:parent-style-name="Standard">
      <style:text-properties style:use-window-font-color="true" officeooo:rsid="0013d04c" officeooo:paragraph-rsid="008e8e5a" fo:background-color="transparent"/>
    </style:style>
    <style:style style:name="T1" style:family="text">
      <style:text-properties fo:color="#ff3838" fo:font-size="15pt" style:font-size-asian="15pt" style:font-size-complex="15pt"/>
    </style:style>
    <style:style style:name="T2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3" style:family="text">
      <style:text-properties style:use-window-font-color="true" style:font-name="Droid Sans Mono" fo:font-size="10.5pt" fo:font-weight="normal" officeooo:rsid="00571112" fo:background-color="transparent" loext:char-shading-value="0"/>
    </style:style>
    <style:style style:name="T4" style:family="text">
      <style:text-properties style:use-window-font-color="true" fo:background-color="transparent" loext:char-shading-value="0"/>
    </style:style>
    <style:style style:name="T5" style:family="text">
      <style:text-properties style:use-window-font-color="true" officeooo:rsid="0013d04c" fo:background-color="transparent" loext:char-shading-value="0"/>
    </style:style>
    <style:style style:name="T6" style:family="text">
      <style:text-properties style:use-window-font-color="true" officeooo:rsid="0035ea27" fo:background-color="transparent" loext:char-shading-value="0"/>
    </style:style>
    <style:style style:name="T7" style:family="text">
      <style:text-properties style:use-window-font-color="true" officeooo:rsid="004d9482" fo:background-color="transparent" loext:char-shading-value="0"/>
    </style:style>
    <style:style style:name="T8" style:family="text">
      <style:text-properties style:use-window-font-color="true" officeooo:rsid="004dbcf3" fo:background-color="transparent" loext:char-shading-value="0"/>
    </style:style>
    <style:style style:name="T9" style:family="text">
      <style:text-properties style:use-window-font-color="true" officeooo:rsid="005c6feb" fo:background-color="transparent" loext:char-shading-value="0"/>
    </style:style>
    <style:style style:name="T10" style:family="text">
      <style:text-properties style:use-window-font-color="true" fo:font-size="10.5pt" fo:font-weight="normal" officeooo:rsid="0013d04c" fo:background-color="transparent" loext:char-shading-value="0"/>
    </style:style>
    <style:style style:name="T11" style:family="text">
      <style:text-properties style:use-window-font-color="true" fo:font-size="10.5pt" fo:font-weight="normal" officeooo:rsid="0039258f" fo:background-color="transparent" loext:char-shading-value="0"/>
    </style:style>
    <style:style style:name="T12" style:family="text">
      <style:text-properties style:use-window-font-color="true" fo:font-size="10.5pt" fo:font-weight="normal" officeooo:rsid="005c6feb" fo:background-color="transparent" loext:char-shading-value="0"/>
    </style:style>
    <style:style style:name="T13" style:family="text">
      <style:text-properties style:use-window-font-color="true" fo:font-size="10.5pt" fo:font-weight="normal" officeooo:rsid="0078597b" fo:background-color="transparent" loext:char-shading-value="0"/>
    </style:style>
    <style:style style:name="T14" style:family="text">
      <style:text-properties style:use-window-font-color="true" fo:font-size="10.5pt" officeooo:rsid="0013d04c" fo:background-color="transparent" loext:char-shading-value="0"/>
    </style:style>
    <style:style style:name="T15" style:family="text">
      <style:text-properties fo:font-weight="bold"/>
    </style:style>
    <style:style style:name="T16" style:family="text">
      <style:text-properties fo:font-weight="bold" fo:background-color="#ffffff" loext:char-shading-value="0"/>
    </style:style>
    <style:style style:name="T17" style:family="text">
      <style:text-properties fo:font-weight="bold" officeooo:rsid="00226345"/>
    </style:style>
    <style:style style:name="T18" style:family="text">
      <style:text-properties fo:font-weight="normal" fo:background-color="#ffffff" loext:char-shading-value="0"/>
    </style:style>
    <style:style style:name="T19" style:family="text">
      <style:text-properties officeooo:rsid="00226345"/>
    </style:style>
    <style:style style:name="T20" style:family="text">
      <style:text-properties officeooo:rsid="002df142"/>
    </style:style>
    <style:style style:name="T21" style:family="text">
      <style:text-properties officeooo:rsid="003a2681"/>
    </style:style>
    <style:style style:name="T22" style:family="text">
      <style:text-properties officeooo:rsid="004b5f42"/>
    </style:style>
    <style:style style:name="T23" style:family="text">
      <style:text-properties officeooo:rsid="004cc47d"/>
    </style:style>
    <style:style style:name="T24" style:family="text">
      <style:text-properties officeooo:rsid="001e4f41"/>
    </style:style>
    <style:style style:name="T25" style:family="text">
      <style:text-properties officeooo:rsid="001a5d82"/>
    </style:style>
    <style:style style:name="T26" style:family="text">
      <style:text-properties officeooo:rsid="0023b7eb"/>
    </style:style>
    <style:style style:name="T27" style:family="text">
      <style:text-properties officeooo:rsid="00267e96"/>
    </style:style>
    <style:style style:name="T28" style:family="text">
      <style:text-properties officeooo:rsid="002e6ba3"/>
    </style:style>
    <style:style style:name="T29" style:family="text">
      <style:text-properties officeooo:rsid="002e94c9"/>
    </style:style>
    <style:style style:name="T30" style:family="text">
      <style:text-properties officeooo:rsid="003a343b"/>
    </style:style>
    <style:style style:name="T31" style:family="text">
      <style:text-properties officeooo:rsid="0013d04c"/>
    </style:style>
    <style:style style:name="T32" style:family="text">
      <style:text-properties officeooo:rsid="00417f02"/>
    </style:style>
    <style:style style:name="T33" style:family="text">
      <style:text-properties officeooo:rsid="0041f41f"/>
    </style:style>
    <style:style style:name="T34" style:family="text">
      <style:text-properties officeooo:rsid="004b3414"/>
    </style:style>
    <style:style style:name="T35" style:family="text">
      <style:text-properties officeooo:rsid="005d7094"/>
    </style:style>
    <style:style style:name="T36" style:family="text">
      <style:text-properties officeooo:rsid="005dc029"/>
    </style:style>
    <style:style style:name="T37" style:family="text">
      <style:text-properties officeooo:rsid="00634758"/>
    </style:style>
    <style:style style:name="T38" style:family="text">
      <style:text-properties officeooo:rsid="006dc971"/>
    </style:style>
    <style:style style:name="T39" style:family="text">
      <style:text-properties officeooo:rsid="006ef640"/>
    </style:style>
    <style:style style:name="T40" style:family="text">
      <style:text-properties style:font-name="Droid Sans Mono" fo:font-size="10.5pt" fo:font-weight="normal" fo:background-color="#ffffff" loext:char-shading-value="0"/>
    </style:style>
    <style:style style:name="T41" style:family="text">
      <style:text-properties officeooo:rsid="007983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-compose.yml</text:p>
      <text:p text:style-name="P2"># Nettoyage avant de faire docker-compose up</text:p>
      <text:p text:style-name="P3"># - faire un docker-compose down</text:p>
      <text:p text:style-name="P3"># supprimer les vieux containers </text:p>
      <text:p text:style-name="P3"># - faire un docker ps -a</text:p>
      <text:p text:style-name="P3"># - faire un docker rm des containers</text:p>
      <text:p text:style-name="P3"># supprimer les images inutiles</text:p>
      <text:p text:style-name="P3"># - faire un docker images</text:p>
      <text:p text:style-name="P3"># - faire des docker rmi</text:p>
      <text:p text:style-name="P4"/>
      <text:p text:style-name="P3"># CONFIGURATION</text:p>
      <text:p text:style-name="P3"># besoin : régler les soucis de droits entre le conteneur et l'hôte :</text:p>
      <text:p text:style-name="P3"># - correspondance entre uid hôte/conteneur dans le DockerFile.</text:p>
      <text:p text:style-name="P4"/>
      <text:p text:style-name="P3">version: '2'</text:p>
      <text:p text:style-name="P3">services:</text:p>
      <text:p text:style-name="P3"># web with xdebug - actency images</text:p>
      <text:p text:style-name="P3">web:</text:p>
      <text:p text:style-name="P3">build: ./docker/<text:span text:style-name="T1">sima-apache-php</text:span></text:p>
      <text:p text:style-name="P3"># image: actency/docker-apache-php:7.4</text:p>
      <text:p text:style-name="P3">ports:</text:p>
      <text:p text:style-name="P3"># je garde les porcs pour éviter lec conflits avec les service locaux.</text:p>
      <text:p text:style-name="P3"># pas d'impact sur behat.local.yml, car on exécute phing dans le container. </text:p>
      <text:p text:style-name="P3">- "81:80"</text:p>
      <text:p text:style-name="P3">- "9001:9000"</text:p>
      <text:p text:style-name="P3">environment:</text:p>
      <text:p text:style-name="P3">- SERVERNAME=praeconis.loc</text:p>
      <text:p text:style-name="P3">- SERVERALIAS=praeconis.loc</text:p>
      <text:p text:style-name="P3">- DOCUMENTROOT=web</text:p>
      <text:p text:style-name="P3">- DRUSH_VERSION=9</text:p>
      <text:p text:style-name="P3">volumes:</text:p>
      <text:p text:style-name="P3"># Remplacer /home/franiattem/praeconis par le chemin de PV3</text:p>
      <text:p text:style-name="P3">- /home/franiattem/Documents/projets/PV3/praeconis/:/var/www/html:cached</text:p>
      <text:p text:style-name="P3">- /home/franiattem/.ssh/:/var/www/.ssh/</text:p>
      <text:p text:style-name="P3">links:</text:p>
      <text:p text:style-name="P3">- database:mysql</text:p>
      <text:p text:style-name="P3">- mailhog</text:p>
      <text:p text:style-name="P3">- redis</text:p>
      <text:p text:style-name="P3">tty: true</text:p>
      <text:p text:style-name="P3">shm_size: 2G</text:p>
      <text:p text:style-name="P3">hostname: "praeconis.loc"</text:p>
      <text:p text:style-name="P3">extra_hosts:</text:p>
      <text:p text:style-name="P3">- "praeconis.loc:127.0.0.1"</text:p>
      <text:p text:style-name="P3">- "v-info-01.mmc.lo:10.1.100.103"</text:p>
      <text:p text:style-name="P3">- "recette-trinitav3.mmc.lo:10.22.22.17"</text:p>
      <text:p text:style-name="P3">- "recettemmc-trinitav3.mmc.lo:10.22.22.17"</text:p>
      <text:p text:style-name="P3"># mettre l'IP de l'hôte ici, pour lien xdebug</text:p>
      <text:p text:style-name="P3">- "docker_host:192.168.44.44"</text:p>
      <text:p text:style-name="P4"/>
      <text:p text:style-name="P3"># database container - mariadb officielle</text:p>
      <text:p text:style-name="P3">database:</text:p>
      <text:p text:style-name="P3"><text:soft-page-break/>image: mariadb:<text:span text:style-name="T1">10.5</text:span></text:p>
      <text:p text:style-name="P3">ports:</text:p>
      <text:p text:style-name="P3"># pareil, je garde le 3306 pour le mysql de l'hôte.</text:p>
      <text:p text:style-name="P3">- "3307:3306"</text:p>
      <text:p text:style-name="P3">environment:</text:p>
      <text:p text:style-name="P3">- MYSQL_ROOT_PASSWORD=mysqlroot</text:p>
      <text:p text:style-name="P3">- MYSQL_DATABASE=praeconis</text:p>
      <text:p text:style-name="P3">- MYSQL_USER=mysqlusr</text:p>
      <text:p text:style-name="P3">- MYSQL_PASSWORD=mysqlpwd</text:p>
      <text:p text:style-name="P4"/>
      <text:p text:style-name="P3"># phpmyadmin container - actency images</text:p>
      <text:p text:style-name="P3">phpmyadmin:</text:p>
      <text:p text:style-name="P3">image: actency/docker-phpmyadmin</text:p>
      <text:p text:style-name="P3">ports:</text:p>
      <text:p text:style-name="P3">- "8010:80"</text:p>
      <text:p text:style-name="P3">environment:</text:p>
      <text:p text:style-name="P3">- MYSQL_ROOT_PASSWORD=mysqlroot</text:p>
      <text:p text:style-name="P3">- UPLOAD_SIZE=1G</text:p>
      <text:p text:style-name="P3">links:</text:p>
      <text:p text:style-name="P3">- database:mysql</text:p>
      <text:p text:style-name="P4"/>
      <text:p text:style-name="P3"># mailhog container - official images</text:p>
      <text:p text:style-name="P3">mailhog:</text:p>
      <text:p text:style-name="P3">image: mailhog/mailhog</text:p>
      <text:p text:style-name="P3">ports:</text:p>
      <text:p text:style-name="P3">- "1025:1025"</text:p>
      <text:p text:style-name="P3">- "8025:8025"</text:p>
      <text:p text:style-name="P4"/>
      <text:p text:style-name="P3"># redis container - official images</text:p>
      <text:p text:style-name="P3">redis:</text:p>
      <text:p text:style-name="P3">image: redis:latest</text:p>
      <text:p text:style-name="P3">ports:</text:p>
      <text:p text:style-name="P3">- "6379"</text:p>
      <text:p text:style-name="P4"/>
      <text:p text:style-name="P3"># pour les tests behat.</text:p>
      <text:p text:style-name="P3">browser:</text:p>
      <text:p text:style-name="P3">image: selenium/<text:span text:style-name="T1">standalone-chrome</text:span></text:p>
      <text:p text:style-name="P3">ports:</text:p>
      <text:p text:style-name="P3">- "4444:4444"</text:p>
      <text:p text:style-name="P3">shm_size: 2G</text:p>
      <text:p text:style-name="P3">links:</text:p>
      <text:p text:style-name="P3">- web</text:p>
      <text:p text:style-name="P5"/>
      <text:p text:style-name="P6">cd praeconis</text:p>
      <text:p text:style-name="P38"><text:span text:style-name="Source_20_Text"/></text:p>
      <text:p text:style-name="P39"><text:span text:style-name="Source_20_Text">sudo docker-compose stop</text:span></text:p>
      <text:p text:style-name="P39"><text:span text:style-name="Source_20_Text"/></text:p>
      <text:p text:style-name="P39"><text:span text:style-name="Source_20_Text">sudo df -h</text:span></text:p>
      <text:p text:style-name="P39"/>
      <text:p text:style-name="P39"><text:span text:style-name="Source_20_Text">sudo </text:span>df -a</text:p>
      <text:p text:style-name="P39"><text:soft-page-break/></text:p>
      <text:p text:style-name="P39"><text:span text:style-name="Source_20_Text">sudo du -sh *|grep G</text:span></text:p>
      <text:p text:style-name="P39"><text:span text:style-name="Source_20_Text"/></text:p>
      <text:p text:style-name="P39"><text:span text:style-name="Source_20_Text">sudo du -sh *|grep M</text:span></text:p>
      <text:p text:style-name="P39"><text:span text:style-name="Source_20_Text"/></text:p>
      <text:p text:style-name="P40"><text:span text:style-name="Source_20_Text"><text:span text:style-name="T28">sudo bash</text:span></text:span></text:p>
      <text:p text:style-name="P40"><text:span text:style-name="Source_20_Text"/></text:p>
      <text:p text:style-name="P40"><text:span text:style-name="Source_20_Text">du -ms *</text:span></text:p>
      <text:p text:style-name="P40"><text:span text:style-name="Source_20_Text"/></text:p>
      <text:p text:style-name="P40"><text:span text:style-name="Source_20_Text">sudo docker system prune</text:span></text:p>
      <text:p text:style-name="P40"><text:span text:style-name="Source_20_Text"/></text:p>
      <text:p text:style-name="P21"><text:span text:style-name="Source_20_Text"><text:span text:style-name="T4">sudo docker system prune -f –all</text:span></text:span></text:p>
      <text:p text:style-name="P40"><text:span text:style-name="Source_20_Text"/></text:p>
      <text:p text:style-name="P40"><text:span text:style-name="Source_20_Text">cd /</text:span></text:p>
      <text:p text:style-name="P40"><text:span text:style-name="Source_20_Text"/></text:p>
      <text:p text:style-name="P40"><text:span text:style-name="Source_20_Text">df</text:span><text:span text:style-name="Source_20_Text"><text:span text:style-name="T29">history</text:span></text:span></text:p>
      <text:p text:style-name="P40"><text:span text:style-name="Source_20_Text"/></text:p>
      <text:p text:style-name="P40"><text:span text:style-name="Source_20_Text">rm -rf /var/lib/docker/*</text:span></text:p>
      <text:p text:style-name="P40"><text:span text:style-name="Source_20_Text"/></text:p>
      <text:p text:style-name="P41"><text:span text:style-name="Source_20_Text"><text:span text:style-name="T29">cd praeconis</text:span></text:span></text:p>
      <text:p text:style-name="P41"><text:span text:style-name="Source_20_Text"/></text:p>
      <text:p text:style-name="P41"><text:span text:style-name="Source_20_Text"><text:span text:style-name="T29">sudo </text:span></text:span><text:span text:style-name="Source_20_Text">docker stop</text:span></text:p>
      <text:p text:style-name="P41"><text:span text:style-name="Source_20_Text"/></text:p>
      <text:p text:style-name="P41"><text:span text:style-name="Source_20_Text">sudo apt remove docker</text:span></text:p>
      <text:p text:style-name="P41"><text:span text:style-name="Source_20_Text"/></text:p>
      <text:p text:style-name="P41"><text:span text:style-name="Source_20_Text">sudo apt --fix-broken install</text:span></text:p>
      <text:p text:style-name="P41"><text:span text:style-name="Source_20_Text"/></text:p>
      <text:p text:style-name="P41"><text:span text:style-name="Source_20_Text">sudo apt autoremove</text:span></text:p>
      <text:p text:style-name="P41"><text:span text:style-name="Source_20_Text"/></text:p>
      <text:p text:style-name="P41"><text:span text:style-name="Source_20_Text">sudo apt install docker</text:span></text:p>
      <text:p text:style-name="P41"><text:span text:style-name="Source_20_Text"/></text:p>
      <text:p text:style-name="P41"><text:span text:style-name="Source_20_Text">sudo apt install docker-compose</text:span></text:p>
      <text:p text:style-name="P41"><text:span text:style-name="Source_20_Text"/></text:p>
      <text:p text:style-name="P41"><text:span text:style-name="Source_20_Text">sudo docker-compose up -d</text:span></text:p>
      <text:p text:style-name="P41"><text:span text:style-name="Source_20_Text"/></text:p>
      <text:p text:style-name="P41"><text:span text:style-name="Source_20_Text"><text:span text:style-name="T29">sudo </text:span></text:span><text:span text:style-name="Source_20_Text">docker rm CONTAINER ID</text:span></text:p>
      <text:p text:style-name="P41"><text:span text:style-name="Source_20_Text"/></text:p>
      <text:p text:style-name="P41"><text:span text:style-name="Source_20_Text">sudo service docker stop</text:span></text:p>
      <text:p text:style-name="P41"><text:span text:style-name="Source_20_Text"/></text:p>
      <text:p text:style-name="P41"><text:span text:style-name="Source_20_Text">sudo service docker start</text:span></text:p>
      <text:p text:style-name="P41"><text:span text:style-name="Source_20_Text"/></text:p>
      <text:p text:style-name="P41"><text:span text:style-name="Source_20_Text">sudo service docker status</text:span></text:p>
      <text:p text:style-name="P41"><text:span text:style-name="Source_20_Text"/></text:p>
      <text:p text:style-name="P41"><text:span text:style-name="Source_20_Text">sudo systemctl restart docker</text:span></text:p>
      <text:p text:style-name="P41"><text:span text:style-name="Source_20_Text"/></text:p>
      <text:p text:style-name="P41"><text:span text:style-name="Source_20_Text">sudo docker-compose up -d</text:span></text:p>
      <text:p text:style-name="P41"><text:span text:style-name="Source_20_Text"/></text:p>
      <text:p text:style-name="P42"><text:span text:style-name="Source_20_Text">sudo service docker stop</text:span></text:p>
      <text:p text:style-name="P39"><text:span text:style-name="Source_20_Text"/></text:p>
      <text:p text:style-name="P55"><text:span text:style-name="Source_20_Text"><text:span text:style-name="T27">sudo </text:span></text:span><text:span text:style-name="Source_20_Text">docker system prune</text:span></text:p>
      <text:p text:style-name="P6"/>
      <text:p text:style-name="P6"><text:span text:style-name="Source_20_Text">sudo docker image prune -f</text:span> </text:p>
      <text:p text:style-name="P6"><text:span text:style-name="Source_20_Text"/></text:p>
      <text:p text:style-name="P8"><text:soft-page-break/><text:span text:style-name="Source_20_Text">sudo docker container prune -f</text:span></text:p>
      <text:p text:style-name="P38"><text:span text:style-name="Source_20_Text"/></text:p>
      <text:p text:style-name="P8"><text:span text:style-name="Source_20_Text"><text:span text:style-name="T25">sudo docker system prune -f –all</text:span></text:span></text:p>
      <text:p text:style-name="P8"><text:span text:style-name="Source_20_Text"/></text:p>
      <text:p text:style-name="P9"><text:span text:style-name="Source_20_Text"><text:span text:style-name="T26">sudo rm /opt/google/chrome/libGLESv2.so</text:span></text:span></text:p>
      <text:p text:style-name="P9"><text:span text:style-name="Source_20_Text"/></text:p>
      <text:p text:style-name="P18"><text:span text:style-name="Source_20_Text"><text:span text:style-name="T26">sudo rm -R /opt/google</text:span></text:span></text:p>
      <text:p text:style-name="P9"><text:span text:style-name="Source_20_Text"/></text:p>
      <text:p text:style-name="P9"><text:span text:style-name="Source_20_Text">sudo apt-get remove locate</text:span></text:p>
      <text:p text:style-name="P9"><text:span text:style-name="Source_20_Text"/></text:p>
      <text:p text:style-name="P9"><text:span text:style-name="Source_20_Text">sudo docker ps</text:span></text:p>
      <text:p text:style-name="P6"><text:span text:style-name="Source_20_Text"/></text:p>
      <text:p text:style-name="P6"><text:span text:style-name="Source_20_Text">sudo docker-compose up –build</text:span></text:p>
      <text:p text:style-name="P6"><text:span text:style-name="Source_20_Text"/></text:p>
      <text:p text:style-name="P10"><text:span text:style-name="Source_20_Text">sudo docker-compose up -</text:span><text:span text:style-name="Source_20_Text"><text:span text:style-name="T34">d</text:span></text:span></text:p>
      <text:p text:style-name="P11"><text:span text:style-name="Source_20_Text"/></text:p>
      <text:p text:style-name="P43"><text:span text:style-name="Source_20_Text"><text:span text:style-name="T9">sudo </text:span></text:span><text:span text:style-name="Source_20_Text"><text:span text:style-name="T5">chmod -R 777 *</text:span></text:span></text:p>
      <text:p text:style-name="P43"><text:span text:style-name="Source_20_Text"><text:span text:style-name="T5"/></text:span></text:p>
      <text:p text:style-name="P43"><text:span text:style-name="Source_20_Text"><text:span text:style-name="T5">sudo docker exec -it praeconis_web_1 bash</text:span></text:span></text:p>
      <text:p text:style-name="P12"><text:span text:style-name="Source_20_Text"/></text:p>
      <text:p text:style-name="P50"><text:span text:style-name="Strong_20_Emphasis"><text:span text:style-name="T3">virtual machine :</text:span></text:span></text:p>
      <text:p text:style-name="P20"><text:span text:style-name="Source_20_Text"/></text:p>
      <text:p text:style-name="P50"><text:span text:style-name="Source_20_Text"><text:span text:style-name="T12">sudo </text:span></text:span><text:span text:style-name="Source_20_Text"><text:span text:style-name="T10">chmod -R 777 *</text:span></text:span></text:p>
      <text:p text:style-name="P44"><text:span text:style-name="Strong_20_Emphasis"><text:span text:style-name="T3"/></text:span></text:p>
      <text:p text:style-name="P48"><text:span text:style-name="Source_20_Text"><text:span text:style-name="T7">sudo </text:span></text:span><text:span text:style-name="Source_20_Text"><text:span text:style-name="T5">composer install </text:span></text:span></text:p>
      <text:p text:style-name="P48"><text:span text:style-name="Source_20_Text"><text:span text:style-name="T5"/></text:span></text:p>
      <text:p text:style-name="P48"><text:span text:style-name="Source_20_Text"><text:span text:style-name="T7">sudo </text:span></text:span><text:span text:style-name="Source_20_Text"><text:span text:style-name="T5">composer </text:span></text:span><text:span text:style-name="Source_20_Text"><text:span text:style-name="T8">update</text:span></text:span></text:p>
      <text:p text:style-name="P48"><text:span text:style-name="Source_20_Text"><text:span text:style-name="T8"/></text:span></text:p>
      <text:p text:style-name="P48"><text:span text:style-name="Source_20_Text"><text:span text:style-name="T8">composer install --ignore-platform-reqs</text:span></text:span></text:p>
      <text:p text:style-name="P48"><text:span text:style-name="Source_20_Text"><text:span text:style-name="T8"/></text:span></text:p>
      <text:p text:style-name="P48"><text:span text:style-name="Source_20_Text"><text:span text:style-name="T8">sudo apt-get install </text:span></text:span><text:span text:style-name="Source_20_Text"><text:span text:style-name="Strong_20_Emphasis"><text:span text:style-name="T8">php7.0-mbstring</text:span></text:span></text:span></text:p>
      <text:p text:style-name="P48"><text:span text:style-name="Source_20_Text"><text:span text:style-name="T8"/></text:span></text:p>
      <text:p text:style-name="P48"><text:span text:style-name="Source_20_Text"><text:span text:style-name="T8">sudo apt-get install </text:span></text:span><text:span text:style-name="Source_20_Text"><text:span text:style-name="Strong_20_Emphasis"><text:span text:style-name="T8">php7.0-xml</text:span></text:span></text:span></text:p>
      <text:p text:style-name="P48"><text:span text:style-name="Strong_20_Emphasis"><text:span text:style-name="T8"/></text:span></text:p>
      <text:p text:style-name="P48"><text:span text:style-name="Strong_20_Emphasis"><text:span text:style-name="T8">sudo apt-get install php-soap</text:span></text:span></text:p>
      <text:p text:style-name="P48"><text:span text:style-name="Source_20_Text"><text:span text:style-name="T8"/></text:span></text:p>
      <text:p text:style-name="P51"><text:span text:style-name="Source_20_Text"><text:span text:style-name="T7">sudo </text:span></text:span><text:span text:style-name="Source_20_Text"><text:span text:style-name="T5">composer install</text:span></text:span></text:p>
      <text:p text:style-name="P51"><text:span text:style-name="Source_20_Text"><text:span text:style-name="T5"/></text:span></text:p>
      <text:p text:style-name="P52"><text:span text:style-name="Source_20_Text"><text:span text:style-name="T12">sudo </text:span></text:span><text:span text:style-name="Source_20_Text"><text:span text:style-name="T10">chmod -R 777 *</text:span></text:span></text:p>
      <text:p text:style-name="P52"><text:span text:style-name="Source_20_Text"><text:span text:style-name="T10"/></text:span></text:p>
      <text:p text:style-name="P54"><text:span text:style-name="Source_20_Text"><text:span text:style-name="T13">drush cr</text:span></text:span></text:p>
      <text:p text:style-name="P54"><text:span text:style-name="Source_20_Text"><text:span text:style-name="T10"/></text:span></text:p>
      <text:p text:style-name="P54"><text:span text:style-name="Strong_20_Emphasis">cd </text:span><text:span text:style-name="Strong_20_Emphasis"><text:span text:style-name="T20">~/html</text:span></text:span></text:p>
      <text:p text:style-name="P54"><text:span text:style-name="Strong_20_Emphasis"/></text:p>
      <text:p text:style-name="P54"><text:span text:style-name="Strong_20_Emphasis"><text:span text:style-name="T14">npm install gulp</text:span></text:span></text:p>
      <text:p text:style-name="P7"><text:span text:style-name="Source_20_Text"/></text:p>
      <text:p text:style-name="P53"><text:span text:style-name="Source_20_Text"><text:span text:style-name="T6">sudo </text:span></text:span><text:span text:style-name="Source_20_Text"><text:span text:style-name="T5">./vendor/bin/phing install</text:span></text:span></text:p>
      <text:p text:style-name="P37"><text:span text:style-name="Strong_20_Emphasis"/></text:p>
      <text:p text:style-name="P37"><text:span text:style-name="Strong_20_Emphasis">cd </text:span><text:span text:style-name="Strong_20_Emphasis"><text:span text:style-name="T20">~/html/</text:span></text:span><text:span text:style-name="Strong_20_Emphasis">phing/tasks</text:span></text:p>
      <text:p text:style-name="P37"><text:span text:style-name="Strong_20_Emphasis"/></text:p>
      <text:p text:style-name="P37"><text:span text:style-name="Strong_20_Emphasis">cat bower.xml</text:span></text:p>
      <text:p text:style-name="P37"/>
      <text:p text:style-name="P37"><text:span text:style-name="Strong_20_Emphasis">cat build.xml</text:span></text:p>
      <text:p text:style-name="P37"><text:span text:style-name="Strong_20_Emphasis"/></text:p>
      <text:p text:style-name="P37"><text:soft-page-break/><text:span text:style-name="Strong_20_Emphasis">cat theme.xml</text:span></text:p>
      <text:p text:style-name="P37"><text:span text:style-name="Strong_20_Emphasis"/></text:p>
      <text:p text:style-name="P37"><text:span text:style-name="Strong_20_Emphasis">cd </text:span><text:span text:style-name="Strong_20_Emphasis"><text:span text:style-name="T20">~/html</text:span></text:span></text:p>
      <text:p text:style-name="P37"><text:span text:style-name="Strong_20_Emphasis"/></text:p>
      <text:p text:style-name="P37"><text:span text:style-name="Strong_20_Emphasis">npm install gulp</text:span></text:p>
      <text:p text:style-name="P37"><text:span text:style-name="Strong_20_Emphasis"/></text:p>
      <text:p text:style-name="P37"><text:span text:style-name="Strong_20_Emphasis"><text:span text:style-name="T21">cd web</text:span></text:span></text:p>
      <text:p text:style-name="P37"><text:span text:style-name="Strong_20_Emphasis"/></text:p>
      <text:p text:style-name="P37"><text:span text:style-name="Strong_20_Emphasis">npm install bower</text:span></text:p>
      <text:p text:style-name="P37"><text:span text:style-name="Strong_20_Emphasis"/></text:p>
      <text:p text:style-name="P37"><text:span text:style-name="Strong_20_Emphasis"><text:span text:style-name="T22">cd ~/html</text:span></text:span></text:p>
      <text:p text:style-name="P37"><text:span text:style-name="Strong_20_Emphasis"/></text:p>
      <text:p text:style-name="P37"><text:span text:style-name="Strong_20_Emphasis">phing bower:install</text:span></text:p>
      <text:p text:style-name="P37"/>
      <text:p text:style-name="P37"><text:span text:style-name="Strong_20_Emphasis">phing theme:init</text:span></text:p>
      <text:p text:style-name="P37"><text:span text:style-name="Strong_20_Emphasis"/></text:p>
      <text:p text:style-name="P37"><text:span text:style-name="Strong_20_Emphasis"><text:span text:style-name="T23">cd web</text:span></text:span></text:p>
      <text:p text:style-name="P37"><text:span text:style-name="Strong_20_Emphasis"/></text:p>
      <text:p text:style-name="P14"><text:span text:style-name="Strong_20_Emphasis">gulp praeconis_</text:span><text:span text:style-name="Strong_20_Emphasis"><text:span text:style-name="T24">2020</text:span></text:span></text:p>
      <text:p text:style-name="P47"><text:span text:style-name="Strong_20_Emphasis"/></text:p>
      <text:p text:style-name="P14"><text:span text:style-name="Strong_20_Emphasis"><text:span text:style-name="T22">cd ~/html</text:span></text:span></text:p>
      <text:p text:style-name="P46"><text:span text:style-name="Strong_20_Emphasis"><text:span text:style-name="T3"/></text:span></text:p>
      <text:p text:style-name="P35"><text:span text:style-name="Strong_20_Emphasis"><text:span text:style-name="T2">./vendor/bin/phing gulp:css</text:span></text:span></text:p>
      <text:p text:style-name="P35"><text:span text:style-name="Strong_20_Emphasis"><text:span text:style-name="T2"/></text:span></text:p>
      <text:p text:style-name="P35"><text:span text:style-name="Strong_20_Emphasis"><text:span text:style-name="T2">xdebug off</text:span></text:span></text:p>
      <text:p text:style-name="P45"/>
      <text:p text:style-name="P36"><text:span text:style-name="Source_20_Text"><text:span text:style-name="T11">drush cr</text:span></text:span></text:p>
      <text:p text:style-name="P15"><text:span text:style-name="Source_20_Text"/></text:p>
      <text:p text:style-name="P15"><text:span text:style-name="Source_20_Text">drush sql-dump &gt; web/sauvegarde.sql</text:span></text:p>
      <text:p text:style-name="P15"><text:span text:style-name="Source_20_Text"/></text:p>
      <text:p text:style-name="P15"><text:span text:style-name="Source_20_Text">mysqladmin -h mysql -uroot -pmysqlroot </text:span><text:span text:style-name="Source_20_Text"><text:span text:style-name="T30">drop</text:span></text:span><text:span text:style-name="Source_20_Text"> praeconis</text:span></text:p>
      <text:p text:style-name="P15"><text:span text:style-name="Source_20_Text"/></text:p>
      <text:p text:style-name="P15"><text:span text:style-name="Source_20_Text">mysqladmin -h mysql -uroot -pmysqlroot create praeconis</text:span></text:p>
      <text:p text:style-name="P15"><text:span text:style-name="Source_20_Text"/></text:p>
      <text:p text:style-name="P34"><text:span text:style-name="Source_20_Text"><text:span text:style-name="T31">mysql -h mysql -uroot -pmysqlroot praeconis -A &lt; web/sauvegarde.sql </text:span></text:span></text:p>
      <text:p text:style-name="P15"><text:span text:style-name="Source_20_Text"/></text:p>
      <text:p text:style-name="P36"><text:span text:style-name="Source_20_Text"><text:span text:style-name="T10">drush updb</text:span></text:span></text:p>
      <text:p text:style-name="P45"/>
      <text:p text:style-name="P45">drush user-create <text:span text:style-name="T15">admin_</text:span>tech --password='<text:span text:style-name="T15">admin_</text:span>tech' -y</text:p>
      <text:p text:style-name="P33"><text:span text:style-name="Strong_20_Emphasis"><text:span text:style-name="T18"><text:line-break/>drush urol </text:span></text:span><text:span text:style-name="Strong_20_Emphasis"><text:span text:style-name="T16">admin_</text:span></text:span><text:span text:style-name="Strong_20_Emphasis"><text:span text:style-name="T18">tech </text:span></text:span><text:span text:style-name="Strong_20_Emphasis"><text:span text:style-name="T16">admin_</text:span></text:span><text:span text:style-name="Strong_20_Emphasis"><text:span text:style-name="T18">tech -y</text:span></text:span></text:p>
      <text:p text:style-name="P45"><text:span text:style-name="Strong_20_Emphasis"/></text:p>
      <text:p text:style-name="P45"><text:span text:style-name="Strong_20_Emphasis"><text:span text:style-name="T19">Connexion courtier</text:span></text:span></text:p>
      <text:p text:style-name="P45"><text:span text:style-name="Strong_20_Emphasis"><text:span text:style-name="T17">user : </text:span></text:span><text:span text:style-name="Strong_20_Emphasis"><text:span text:style-name="T19">courtier</text:span></text:span></text:p>
      <text:p text:style-name="P45"><text:span text:style-name="Strong_20_Emphasis"><text:span text:style-name="T17">password : </text:span></text:span><text:span text:style-name="Strong_20_Emphasis"><text:span text:style-name="T19">courtier</text:span></text:span></text:p>
      <text:p text:style-name="P45"><text:span text:style-name="Strong_20_Emphasis"/></text:p>
      <text:p text:style-name="P45"><text:span text:style-name="Strong_20_Emphasis"><text:span text:style-name="T19">Connexion admin</text:span></text:span></text:p>
      <text:p text:style-name="P45"><text:span text:style-name="Strong_20_Emphasis"><text:span text:style-name="T17">user : </text:span></text:span><text:span text:style-name="Strong_20_Emphasis"><text:span text:style-name="T15">admin_</text:span></text:span><text:span text:style-name="Strong_20_Emphasis">tech</text:span></text:p>
      <text:p text:style-name="P13"><text:span text:style-name="Strong_20_Emphasis"><text:span text:style-name="T17">password : </text:span></text:span><text:span text:style-name="Strong_20_Emphasis"><text:span text:style-name="T15">admin_</text:span></text:span><text:span text:style-name="Strong_20_Emphasis">tech</text:span></text:p>
      <text:p text:style-name="P13"><text:span text:style-name="Strong_20_Emphasis"/></text:p>
      <text:p text:style-name="P16"><text:span text:style-name="Strong_20_Emphasis"><text:span text:style-name="T32">Apparence → desinstaller theme praeconis_2020 → <text:s/>installer et choisir par défaut theme praeconis_2020</text:span></text:span></text:p>
      <text:p text:style-name="P16"><text:soft-page-break/><text:span text:style-name="Strong_20_Emphasis"/></text:p>
      <text:p text:style-name="P17"><text:span text:style-name="Strong_20_Emphasis"><text:span text:style-name="T33">Apparance → <text:s/>installer et choisir par défaut theme praeconis_2020</text:span></text:span></text:p>
      <text:p text:style-name="P17"><text:span text:style-name="Strong_20_Emphasis"/></text:p>
      <text:p text:style-name="P17"><text:span text:style-name="Strong_20_Emphasis">sudo docker system prune -f –all</text:span></text:p>
      <text:p text:style-name="P17"><text:span text:style-name="Strong_20_Emphasis"/></text:p>
      <text:p text:style-name="P49">drush sql-drop</text:p>
      <text:p text:style-name="P19"><text:span text:style-name="Strong_20_Emphasis">drush sql-cli &lt; mon_fichier.sql</text:span></text:p>
      <text:p text:style-name="P19"><text:span text:style-name="Strong_20_Emphasis"/></text:p>
      <text:p text:style-name="P19"><text:span text:style-name="Strong_20_Emphasis"><text:span text:style-name="T35">s</text:span></text:span><text:span text:style-name="Strong_20_Emphasis">udo docker-compose build</text:span></text:p>
      <text:p text:style-name="P19"><text:span text:style-name="Strong_20_Emphasis">sudo docker-compose up -d</text:span></text:p>
      <text:p text:style-name="P19"><text:span text:style-name="Strong_20_Emphasis">sudo docker exec -it praeconis_web_1 bash</text:span></text:p>
      <text:p text:style-name="P19"><text:span text:style-name="Strong_20_Emphasis">xdebug off</text:span></text:p>
      <text:p text:style-name="P22"><text:span text:style-name="Strong_20_Emphasis"><text:span text:style-name="T36">drush cr</text:span></text:span></text:p>
      <text:p text:style-name="P24"><text:span text:style-name="Source_20_Text"><text:span text:style-name="T37">sudo </text:span></text:span><text:span text:style-name="Source_20_Text">docker system prune --all --volumes –force</text:span></text:p>
      <text:p text:style-name="P24"><text:span text:style-name="Source_20_Text"/></text:p>
      <text:p text:style-name="P24"><text:span text:style-name="Strong_20_Emphasis">sudo docker-compose up -d</text:span></text:p>
      <text:p text:style-name="P23"><text:span text:style-name="Strong_20_Emphasis">sudo docker exec -it praeconis_web_1 bash</text:span></text:p>
      <text:p text:style-name="P22"><text:span text:style-name="Source_20_Text"/></text:p>
      <text:p text:style-name="P22"><text:span text:style-name="Source_20_Text">xdebug off</text:span></text:p>
      <text:p text:style-name="P22"><text:span text:style-name="Source_20_Text">drush cr</text:span></text:p>
      <text:p text:style-name="P22"><text:span text:style-name="Source_20_Text">mysql -h mysql -uroot -pmysqlroot praeconis -A &lt; web/backup-iassndpv3pra_db-20210126.sql</text:span></text:p>
      <text:p text:style-name="P22"><text:span text:style-name="Source_20_Text">drush updb</text:span></text:p>
      <text:p text:style-name="P22"><text:span text:style-name="Source_20_Text">drush user-create admin_tech --password='admin_tech' -y</text:span></text:p>
      <text:p text:style-name="P22"><text:span text:style-name="Source_20_Text">drush urol admin_tech admin_tech -y</text:span></text:p>
      <text:p text:style-name="P22"><text:span text:style-name="Source_20_Text">drush cr</text:span></text:p>
      <text:p text:style-name="P22"><text:span text:style-name="Source_20_Text"/></text:p>
      <text:p text:style-name="P22"><text:span text:style-name="Source_20_Text">drush en config</text:span></text:p>
      <text:p text:style-name="P25"><text:span text:style-name="Source_20_Text">drush cim --partial --source='/var/www/html/config/drupal/whitelist/' --yes</text:span></text:p>
      <text:p text:style-name="P25"><text:span text:style-name="Source_20_Text"/></text:p>
      <text:p text:style-name="P25"><text:span text:style-name="Source_20_Text">drush ev "drupal_set_installed_schema_version('prae_data', 8000);"</text:span></text:p>
      <text:p text:style-name="P25"><text:span text:style-name="Source_20_Text">drush updb</text:span></text:p>
      <text:p text:style-name="P26"><text:span text:style-name="Source_20_Text">drush cr</text:span></text:p>
      <text:p text:style-name="P25"><text:span text:style-name="Source_20_Text">drush ev "drupal_set_installed_schema_version('prae_data', 8075);"</text:span></text:p>
      <text:p text:style-name="P25"><text:span text:style-name="Source_20_Text">drush updb</text:span></text:p>
      <text:p text:style-name="P25"><text:span text:style-name="Source_20_Text">drush cr</text:span></text:p>
      <text:p text:style-name="P25"><text:span text:style-name="Source_20_Text">drush ev "drupal_set_installed_schema_version('prae_data', 8001);"</text:span></text:p>
      <text:p text:style-name="P26"><text:span text:style-name="Source_20_Text">drush updb</text:span></text:p>
      <text:p text:style-name="P26"><text:span text:style-name="Source_20_Text">drush cr</text:span></text:p>
      <text:p text:style-name="P28"/>
      <text:p text:style-name="P28"><text:span text:style-name="Source_20_Text">drush ev "drupal_set_installed_schema_version('prae_data', 80</text:span><text:span text:style-name="Source_20_Text"><text:span text:style-name="T39">80</text:span></text:span><text:span text:style-name="Source_20_Text">);"</text:span></text:p>
      <text:p text:style-name="P28"><text:span text:style-name="Source_20_Text">drush updb</text:span></text:p>
      <text:p text:style-name="P28"><text:span text:style-name="Source_20_Text">drush cr</text:span></text:p>
      <text:p text:style-name="P28"><text:span text:style-name="Source_20_Text"/></text:p>
      <text:p text:style-name="P27"><text:span text:style-name="Source_20_Text"><text:span text:style-name="T38">drush php</text:span></text:span></text:p>
      <text:p text:style-name="P56"><text:span text:style-name="Source_20_Text">include_once('modules/custom/prae_data/prae_data.install');</text:span></text:p>
      <text:p text:style-name="P57">prae_data_update_8081();</text:p>
      <text:p text:style-name="P25"><text:span text:style-name="Source_20_Text">/home/franiattem/Documents/projets/PV3/praeconis/config/drupal/settings.local.php</text:span></text:p>
      <text:p text:style-name="P25"><text:a xlink:type="simple" xlink:href="http://praeconis.loc:81/admin/config/praeconis/api-orias" text:style-name="Internet_20_link" text:visited-style-name="Visited_20_Internet_20_Link"><text:span text:style-name="Source_20_Text">http://praeconis.loc:81/admin/config/praeconis/api-orias</text:span></text:a></text:p>
      <text:p text:style-name="P25"><text:span text:style-name="Source_20_Text"><text:span text:style-name="T40">$settings['orias_userKey'] = 'N2L3F3300ATWH9UBQDO3';</text:span></text:span></text:p>
      <text:p text:style-name="P25"><text:soft-page-break/><text:span text:style-name="Source_20_Text"><text:span text:style-name="T40">Pense-bête PV3</text:span></text:span></text:p>
      <text:p text:style-name="P25"><text:span text:style-name="Source_20_Text"><text:span text:style-name="T40"/></text:span></text:p>
      <text:p text:style-name="P29"><text:span text:style-name="Source_20_Text">drush cim --partial --source=$PWD/config/drupal/whitelist –yes</text:span></text:p>
      <text:p text:style-name="P29"><text:span text:style-name="Source_20_Text"/></text:p>
      <text:p text:style-name="P30"><text:span text:style-name="Source_20_Text"><text:span text:style-name="T41">drush updb</text:span></text:span></text:p>
      <text:p text:style-name="P30"><text:span text:style-name="Source_20_Text"/></text:p>
      <text:p text:style-name="P31"><text:span text:style-name="Source_20_Text">chown -R www-data:www-data /var/www/html/vit_sprimut/</text:span></text:p>
      <text:p text:style-name="P31"><text:span text:style-name="Source_20_Text">drush cr</text:span></text:p>
      <text:p text:style-name="P31"><text:span text:style-name="Source_20_Text"/></text:p>
      <text:p text:style-name="P31"><text:span text:style-name="Source_20_Text">sudo chmod a+rwx . -R</text:span></text:p>
      <text:p text:style-name="P31"><text:span text:style-name="Source_20_Text"/></text:p>
      <text:p text:style-name="P31"><text:span text:style-name="Source_20_Text">web/sites/default/settings.php</text:span></text:p>
      <text:p text:style-name="P31"><text:span text:style-name="Source_20_Text"/></text:p>
      <text:p text:style-name="P58"><text:span text:style-name="Source_20_Text"><text:span text:style-name="T5">The private flesystem is configured /admin/config/media/file-system</text:span></text:span></text:p>
      <text:p text:style-name="P31"><text:span text:style-name="Source_20_Text"/></text:p>
      <text:p text:style-name="P31"><text:span text:style-name="Source_20_Text">zcat 8.6.5.4-fix4.sql.gz | drush sql:cli</text:span></text:p>
      <text:p text:style-name="P31"><text:span text:style-name="Source_20_Text"/></text:p>
      <text:p text:style-name="P32"><text:span text:style-name="Source_20_Text">mysql -h mysql -uroot -pmysqlroot</text:span></text:p>
      <text:p text:style-name="P32"><text:span text:style-name="Source_20_Text"/></text:p>
      <text:p text:style-name="P32"><text:span text:style-name="Source_20_Text">sudo chmod -R 777 .</text:span></text:p>
      <text:p text:style-name="P32"><text:span text:style-name="Source_20_Text"/></text:p>
      <text:p text:style-name="P32"><text:span text:style-name="Source_20_Text">module mglaman/drupal-check</text:span></text:p>
      <text:p text:style-name="P32"><text:span text:style-name="Source_20_Text"/></text:p>
      <text:p text:style-name="P32"><text:span text:style-name="Source_20_Text">composer require mglaman/drupal-check --dev</text:span></text:p>
      <text:p text:style-name="P32"><text:span text:style-name="Source_20_Text">drush en drupal-check</text:span></text:p>
      <text:p text:style-name="P60"><text:span text:style-name="Source_20_Text">drush pmu entity_update_tests</text:span></text:p>
      <text:p text:style-name="P60"><text:span text:style-name="Source_20_Text">drush pmu entity_update</text:span></text:p>
      <text:p text:style-name="P32"><text:span text:style-name="Source_20_Text">drush pmu rgpd</text:span></text:p>
      <text:p text:style-name="P32"><text:span text:style-name="Source_20_Text">drush pmu eu_cookie_compliance</text:span></text:p>
      <text:p text:style-name="P32"><text:span text:style-name="Source_20_Text">composer remove drupal/eu_cookie_compliance</text:span></text:p>
      <text:p text:style-name="P32"><text:span text:style-name="Source_20_Text">composer remove Drupal/entity_update_tests</text:span></text:p>
      <text:p text:style-name="P32"><text:span text:style-name="Source_20_Text">composer remove Drupal/entity_update</text:span></text:p>
      <text:p text:style-name="P32"><text:span text:style-name="Source_20_Text">drupal-check -a web/modules/custom/prae_devis</text:span></text:p>
      <text:p text:style-name="P3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1:06:49.356026818</meta:creation-date>
    <meta:generator>LibreOffice/6.1.5.2$Linux_X86_64 LibreOffice_project/10$Build-2</meta:generator>
    <dc:date>2021-10-11T10:49:00.798097867</dc:date>
    <meta:editing-duration>P1DT3H43M36S</meta:editing-duration>
    <meta:editing-cycles>96</meta:editing-cycles>
    <meta:document-statistic meta:table-count="0" meta:image-count="0" meta:object-count="0" meta:page-count="7" meta:paragraph-count="232" meta:word-count="792" meta:character-count="5975" meta:non-whitespace-character-count="5419"/>
  </office:meta>
</office:document-meta>
</file>